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dbb9" officeooo:paragraph-rsid="0014dbb9" style:font-weight-asian="bold" style:font-weight-complex="bold"/>
    </style:style>
    <style:style style:name="P2" style:family="paragraph" style:parent-style-name="Standard">
      <style:text-properties officeooo:paragraph-rsid="0014dbb9"/>
    </style:style>
    <style:style style:name="P3" style:family="paragraph" style:parent-style-name="Standard">
      <style:text-properties fo:font-weight="bold" officeooo:rsid="0014c825" officeooo:paragraph-rsid="0014c825" style:font-weight-asian="bold" style:font-weight-complex="bold"/>
    </style:style>
    <style:style style:name="P4" style:family="paragraph" style:parent-style-name="Standard">
      <style:text-properties officeooo:rsid="0014c825" officeooo:paragraph-rsid="0014c8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nha versão</text:p>
      <text:p text:style-name="P1"/>
      <text:p text:style-name="Standard">let limi = [ </text:p>
      <text:p text:style-name="Standard"><text:s text:c="2"/>{ div: imgs_anun, arraste: meio, limite: fim_anun, toc_ini: 0, toc_ini2: 0, time_touch: 0, velocidade: 0, animacaoRolagem: null, arrastando: false },</text:p>
      <text:p text:style-name="Standard"><text:s text:c="2"/>{ div: secoes, arraste: 0, limite: fim_sections, toc_ini: 0, toc_ini2: 0, time_touch: 0, velocidade: 0, animacaoRolagem: null, arrastando: false },</text:p>
      <text:p text:style-name="Standard"><text:s text:c="2"/>{ div: promos, arraste: 0, limite: fim_promos, toc_ini: 0, toc_ini2: 0, time_touch: 0, velocidade: 0, animacaoRolagem: null, arrastando: false }</text:p>
      <text:p text:style-name="Standard">];</text:p>
      <text:p text:style-name="Standard"/>
      <text:p text:style-name="Standard"><text:s text:c="2"/>// Rolagem com dedo e mouse</text:p>
      <text:p text:style-name="Standard"><text:s text:c="2"/>// Início do arraste</text:p>
      <text:p text:style-name="Standard"><text:s text:c="2"/>const iniciarArraste = (e) =&gt; {</text:p>
      <text:p text:style-name="Standard"><text:s text:c="4"/>let i = limi.findIndex(el =&gt; el.div === e.currentTarget);</text:p>
      <text:p text:style-name="Standard"/>
      <text:p text:style-name="Standard"><text:s text:c="4"/>e.preventDefault();</text:p>
      <text:p text:style-name="Standard"><text:s text:c="4"/>const toques = e.touches ? e.touches[0].clientX : e.clientX;</text:p>
      <text:p text:style-name="Standard"/>
      <text:p text:style-name="Standard"><text:s text:c="4"/>limi[i].toc_ini = toques - limi[i].arraste;</text:p>
      <text:p text:style-name="Standard"><text:s text:c="4"/>limi[i].toc_ini2 = toques;</text:p>
      <text:p text:style-name="Standard"><text:s text:c="4"/>limi[i].time_touch = Date.now();</text:p>
      <text:p text:style-name="Standard"><text:s text:c="4"/>limi[i].arrastando = true;</text:p>
      <text:p text:style-name="Standard"><text:s text:c="4"/>if (limi[i].animacaoRolagem) {</text:p>
      <text:p text:style-name="Standard"><text:s text:c="6"/>cancelAnimationFrame(limi[i].animacaoRolagem);</text:p>
      <text:p text:style-name="Standard"><text:s text:c="6"/>limi[i].animacaoRolagem = null;</text:p>
      <text:p text:style-name="Standard"><text:s text:c="4"/>}</text:p>
      <text:p text:style-name="Standard"><text:s text:c="2"/>};</text:p>
      <text:p text:style-name="Standard"><text:s text:c="2"/>// Movimento do arraste</text:p>
      <text:p text:style-name="Standard"><text:s text:c="2"/>const aoMover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if (window.innerWidth &gt;= 1375) return;</text:p>
      <text:p text:style-name="Standard"><text:s text:c="2"/></text:p>
      <text:p text:style-name="Standard"><text:s text:c="4"/>const toques = e.touches ? e.touches[0].clientX : e.clientX;</text:p>
      <text:p text:style-name="Standard"><text:s text:c="4"/>const actual_time = Date.now();</text:p>
      <text:p text:style-name="Standard"><text:s text:c="2"/></text:p>
      <text:p text:style-name="Standard"><text:s text:c="4"/>// Calcula a velocidade do movimento</text:p>
      <text:p text:style-name="Standard"><text:s text:c="4"/>const elapsed_time = actual_time - limi[i].time_touch;</text:p>
      <text:p text:style-name="Standard"><text:s text:c="4"/>if (elapsed_time &gt; 0) {</text:p>
      <text:p text:style-name="Standard"><text:s text:c="6"/>limi[i].velocidade = (toques - limi[i].toc_ini2) / elapsed_time; // px/ms</text:p>
      <text:p text:style-name="Standard"><text:s text:c="4"/>}</text:p>
      <text:p text:style-name="Standard"><text:s text:c="2"/></text:p>
      <text:p text:style-name="Standard"><text:s text:c="4"/>limi[i].toc_ini2 = toques;</text:p>
      <text:p text:style-name="Standard"><text:s text:c="4"/>limi[i].time_touch = actual_time;</text:p>
      <text:p text:style-name="Standard"><text:s text:c="4"/>limi[i].arraste = toques - limi[i].toc_ini;</text:p>
      <text:p text:style-name="Standard"><text:s text:c="2"/></text:p>
      <text:p text:style-name="Standard"><text:s text:c="4"/>// Aplicar limites corretamente</text:p>
      <text:p text:style-name="Standard"><text:s text:c="4"/>if (limi[i].arraste &lt; limi[i].limite) limi[i].arraste = limi[i].limite;</text:p>
      <text:p text:style-name="Standard"><text:s text:c="4"/>if (limi[i].arraste &gt; 0) limi[i].arraste = 0;</text:p>
      <text:p text:style-name="Standard"><text:s text:c="2"/></text:p>
      <text:p text:style-name="Standard"><text:soft-page-break/><text:s text:c="4"/>limi[i].div.style.transform = `translateX(${limi[i].arraste}px)`;</text:p>
      <text:p text:style-name="Standard"><text:s text:c="2"/>};</text:p>
      <text:p text:style-name="Standard"><text:s text:c="2"/></text:p>
      <text:p text:style-name="Standard"><text:s text:c="2"/>// Finalizar arraste e iniciar desaceleração</text:p>
      <text:p text:style-name="Standard"><text:s text:c="2"/>const finalizarArraste = (e) =&gt; {</text:p>
      <text:p text:style-name="Standard"><text:s text:c="4"/>let i = limi.findIndex(el =&gt; el.div === e.currentTarget);</text:p>
      <text:p text:style-name="Standard"/>
      <text:p text:style-name="Standard"><text:s text:c="4"/>if (!limi[i].arrastando) return;</text:p>
      <text:p text:style-name="Standard"><text:s text:c="4"/>limi[i].arrastando = false;</text:p>
      <text:p text:style-name="Standard"><text:s text:c="2"/></text:p>
      <text:p text:style-name="Standard"><text:s text:c="4"/>const desacelerar = () =&gt; {</text:p>
      <text:p text:style-name="Standard"><text:s text:c="6"/>if (Math.abs(limi[i].velocidade) &gt; 0.01) { // Valor mínimo para parar</text:p>
      <text:p text:style-name="Standard"><text:s text:c="8"/>limi[i].velocidade *= 0.95; // Reduz gradualmente a velocidade</text:p>
      <text:p text:style-name="Standard"><text:s text:c="8"/>limi[i].arraste += limi[i].velocidade * 16; // Multiplica pela estimativa de 16ms/frame</text:p>
      <text:p text:style-name="Standard"><text:s text:c="2"/></text:p>
      <text:p text:style-name="Standard"><text:s text:c="8"/>// Aplicar limites corretamente</text:p>
      <text:p text:style-name="Standard"><text:s text:c="8"/>if (limi[i].arraste &lt; limi[i].limite) {</text:p>
      <text:p text:style-name="Standard"><text:s text:c="10"/>limi[i].arraste = limi[i].limite;</text:p>
      <text:p text:style-name="Standard"><text:s text:c="10"/>limi[i].velocidade = 0;</text:p>
      <text:p text:style-name="Standard"><text:s text:c="8"/>}</text:p>
      <text:p text:style-name="Standard"><text:s text:c="8"/>if (limi[i].arraste &gt; 0) {</text:p>
      <text:p text:style-name="Standard"><text:s text:c="10"/>limi[i].arraste = 0;</text:p>
      <text:p text:style-name="Standard"><text:s text:c="10"/>limi[i].velocidade = 0;</text:p>
      <text:p text:style-name="Standard"><text:s text:c="8"/>}</text:p>
      <text:p text:style-name="Standard"><text:s text:c="8"/>limi[i].div.style.transform = `translateX(${limi[i].arraste}px)`;</text:p>
      <text:p text:style-name="Standard"><text:s text:c="8"/>limi[i].animacaoRolagem = requestAnimationFrame(desacelerar);</text:p>
      <text:p text:style-name="Standard"><text:s text:c="2"/></text:p>
      <text:p text:style-name="Standard"><text:s text:c="6"/>} else {</text:p>
      <text:p text:style-name="Standard"><text:s text:c="8"/>limi[i].animacaoRolagem = null; // Finaliza a animação</text:p>
      <text:p text:style-name="Standard"><text:s text:c="6"/>}</text:p>
      <text:p text:style-name="Standard"><text:s text:c="4"/>};</text:p>
      <text:p text:style-name="Standard"><text:s text:c="4"/>desacelerar();</text:p>
      <text:p text:style-name="Standard"><text:s text:c="2"/>};</text:p>
      <text:p text:style-name="Standard"/>
      <text:p text:style-name="P1">Minha versão 2</text:p>
      <text:p text:style-name="P2"/>
      <text:p text:style-name="P2">//Troca de icones</text:p>
      <text:p text:style-name="P2">let icones = [...document.querySelectorAll("#for_sections div img")];</text:p>
      <text:p text:style-name="P2">let srcs= [...(icones.map(el =&gt; el.src))]</text:p>
      <text:p text:style-name="P2"/>
      <text:p text:style-name="P2">//limites de rolagem para anuncios</text:p>
      <text:p text:style-name="P2">const imgs_anun = document.getElementById('imgs_anun');</text:p>
      <text:p text:style-name="P2">let larg_anuncio = document.getElementById('anuncio').offsetWidth;</text:p>
      <text:p text:style-name="P2">let gap_imgs_anuncio = parseFloat(getComputedStyle(document.getElementById('imgs_anun')).getPropertyValue('gap'));</text:p>
      <text:p text:style-name="P2">let quant_anun = [...document.querySelectorAll('#imgs_anun&gt;img')].length;</text:p>
      <text:p text:style-name="P2">let larg_img = document.querySelector('#imgs_anun&gt;img').offsetWidth;</text:p>
      <text:p text:style-name="P2">let larg_imgs_anun = gap_imgs_anuncio *(quant_anun-1) + larg_img * quant_anun;</text:p>
      <text:p text:style-name="P2">let meio = larg_anuncio/2 - larg_imgs_anun/2;</text:p>
      <text:p text:style-name="P2">let fim_anun = larg_anuncio - larg_imgs_anun;</text:p>
      <text:p text:style-name="P2"/>
      <text:p text:style-name="P2">imgs_anun.style.transform = `translateX(${meio}px)`;</text:p>
      <text:p text:style-name="P2"><text:soft-page-break/></text:p>
      <text:p text:style-name="P2">//limites de rolagem para seções</text:p>
      <text:p text:style-name="P2"/>
      <text:p text:style-name="P2">let secoes = document.getElementById('for_sections');</text:p>
      <text:p text:style-name="P2">let part_sections = document.getElementById('part_sections');</text:p>
      <text:p text:style-name="P2">const style_sections = getComputedStyle(secoes);</text:p>
      <text:p text:style-name="P2">let gap = parseFloat(style_sections.gap);</text:p>
      <text:p text:style-name="P2">let width_sections = 1200 + (gap * 12);</text:p>
      <text:p text:style-name="P2">let larg_partSections = part_sections.offsetWidth;</text:p>
      <text:p text:style-name="P2">let fim_sections = -(width_sections - larg_partSections);</text:p>
      <text:p text:style-name="P2"/>
      <text:p text:style-name="P2">//limites de rolagem para produtos</text:p>
      <text:p text:style-name="P2">const promos= document.getElementById('for_promos')</text:p>
      <text:p text:style-name="P2">let larg_for_promos = promos.offsetWidth;</text:p>
      <text:p text:style-name="P2">let gap_parte = parseFloat(getComputedStyle(document.getElementById('parteUm')).getPropertyValue('gap'));</text:p>
      <text:p text:style-name="P2">let quant_part = [...document.querySelectorAll('#parteUm &gt; div')].length;</text:p>
      <text:p text:style-name="P2">let larg_prod = document.querySelector('.for_prod').offsetWidth;</text:p>
      <text:p text:style-name="P2">let larg_part = quant_part * larg_prod + gap_parte*(quant_part-1); </text:p>
      <text:p text:style-name="P2">let fim_promos = larg_for_promos - larg_part;</text:p>
      <text:p text:style-name="P2"/>
      <text:p text:style-name="P2">//conjunto de limites</text:p>
      <text:p text:style-name="P2"/>
      <text:p text:style-name="P2">let limi = [ </text:p>
      <text:p text:style-name="P2"><text:s text:c="2"/>{ div: imgs_anun, arraste: meio, limite: fim_anun, toc_ini: 0, toc_ini2: 0, time_touch: 0, velocidade: 0, animacaoRolagem: null, arrastando: false },</text:p>
      <text:p text:style-name="P2"><text:s text:c="2"/>{ div: secoes, arraste: 0, limite: fim_sections, toc_ini: 0, toc_ini2: 0, time_touch: 0, velocidade: 0, animacaoRolagem: null, arrastando: false },</text:p>
      <text:p text:style-name="P2"><text:s text:c="2"/>{ div: promos, arraste: 0, limite: fim_promos, toc_ini: 0, toc_ini2: 0, time_touch: 0, velocidade: 0, animacaoRolagem: null, arrastando: false }</text:p>
      <text:p text:style-name="P2">];</text:p>
      <text:p text:style-name="P2"/>
      <text:p text:style-name="P2"><text:s text:c="2"/>// Rolagem com dedo e mouse</text:p>
      <text:p text:style-name="P2"><text:s text:c="2"/>// Início do arraste</text:p>
      <text:p text:style-name="P2"><text:s text:c="2"/>const iniciarArraste = (e) =&gt; {</text:p>
      <text:p text:style-name="P2"><text:s text:c="4"/>let i = limi.findIndex(el =&gt; el.div === e.currentTarget);</text:p>
      <text:p text:style-name="P2"/>
      <text:p text:style-name="P2"><text:s text:c="4"/>e.preventDefault();</text:p>
      <text:p text:style-name="P2"><text:s text:c="4"/>const toques = e.touches ? e.touches[0].clientX : e.clientX;</text:p>
      <text:p text:style-name="P2"/>
      <text:p text:style-name="P2"><text:s text:c="4"/>limi[i].toc_ini = toques - limi[i].arraste;</text:p>
      <text:p text:style-name="P2"><text:s text:c="4"/>limi[i].toc_ini2 = toques;</text:p>
      <text:p text:style-name="P2"><text:s text:c="4"/>limi[i].time_touch = Date.now();</text:p>
      <text:p text:style-name="P2"><text:s text:c="4"/>limi[i].arrastando = true;</text:p>
      <text:p text:style-name="P2"><text:s text:c="4"/>if (limi[i].animacaoRolagem) {</text:p>
      <text:p text:style-name="P2"><text:s text:c="6"/>cancelAnimationFrame(limi[i].animacaoRolagem);</text:p>
      <text:p text:style-name="P2"><text:s text:c="6"/>limi[i].animacaoRolagem = null;</text:p>
      <text:p text:style-name="P2"><text:s text:c="4"/>}</text:p>
      <text:p text:style-name="P2"><text:s text:c="2"/>};</text:p>
      <text:p text:style-name="P2"><text:s text:c="2"/>// Movimento do arraste</text:p>
      <text:p text:style-name="P2"><text:s text:c="2"/>const aoMover = (e) =&gt; {</text:p>
      <text:p text:style-name="P2"><text:s text:c="4"/>let i = limi.findIndex(el =&gt; el.div === e.currentTarget);</text:p>
      <text:p text:style-name="P2"><text:soft-page-break/></text:p>
      <text:p text:style-name="P2"><text:s text:c="4"/>if (!limi[i].arrastando) return;</text:p>
      <text:p text:style-name="P2"><text:s text:c="4"/>if (window.innerWidth &gt;= 1375) return;</text:p>
      <text:p text:style-name="P2"><text:s text:c="2"/></text:p>
      <text:p text:style-name="P2"><text:s text:c="4"/>const toques = e.touches ? e.touches[0].clientX : e.clientX;</text:p>
      <text:p text:style-name="P2"><text:s text:c="4"/>const actual_time = Date.now();</text:p>
      <text:p text:style-name="P2"><text:s text:c="2"/></text:p>
      <text:p text:style-name="P2"><text:s text:c="4"/>// Calcula a velocidade do movimento</text:p>
      <text:p text:style-name="P2"><text:s text:c="4"/>const elapsed_time = actual_time - limi[i].time_touch;</text:p>
      <text:p text:style-name="P2"><text:s text:c="4"/>if (elapsed_time &gt; 0) {</text:p>
      <text:p text:style-name="P2"><text:s text:c="6"/>limi[i].velocidade = (toques - limi[i].toc_ini2) / elapsed_time; // px/ms</text:p>
      <text:p text:style-name="P2"><text:s text:c="4"/>}</text:p>
      <text:p text:style-name="P2"><text:s text:c="2"/></text:p>
      <text:p text:style-name="P2"><text:s text:c="4"/>limi[i].toc_ini2 = toques;</text:p>
      <text:p text:style-name="P2"><text:s text:c="4"/>limi[i].time_touch = actual_time;</text:p>
      <text:p text:style-name="P2"><text:s text:c="4"/>limi[i].arraste = toques - limi[i].toc_ini;</text:p>
      <text:p text:style-name="P2"><text:s text:c="2"/></text:p>
      <text:p text:style-name="P2"><text:s text:c="4"/>// Aplicar limites corretamente</text:p>
      <text:p text:style-name="P2"><text:s text:c="4"/>if (limi[i].arraste &lt; limi[i].limite) limi[i].arraste = limi[i].limite;</text:p>
      <text:p text:style-name="P2"><text:s text:c="4"/>if (limi[i].arraste &gt; 0) limi[i].arraste = 0;</text:p>
      <text:p text:style-name="P2"><text:s text:c="2"/></text:p>
      <text:p text:style-name="P2"><text:s text:c="4"/>limi[i].div.style.transform = `translateX(${limi[i].arraste}px)`;</text:p>
      <text:p text:style-name="P2"><text:s text:c="2"/>};</text:p>
      <text:p text:style-name="P2"><text:s text:c="2"/></text:p>
      <text:p text:style-name="P2"><text:s text:c="2"/>// Finalizar arraste e iniciar desaceleração</text:p>
      <text:p text:style-name="P2"><text:s text:c="2"/>const finalizarArraste = (e) =&gt; {</text:p>
      <text:p text:style-name="P2"><text:s text:c="4"/>let i = limi.findIndex(el =&gt; el.div === e.currentTarget);</text:p>
      <text:p text:style-name="P2"/>
      <text:p text:style-name="P2"><text:s text:c="4"/>if (!limi[i].arrastando) return;</text:p>
      <text:p text:style-name="P2"><text:s text:c="4"/>limi[i].arrastando = false;</text:p>
      <text:p text:style-name="P2"><text:s text:c="2"/></text:p>
      <text:p text:style-name="P2"><text:s text:c="4"/>const desacelerar = () =&gt; {</text:p>
      <text:p text:style-name="P2"><text:s text:c="6"/>if (Math.abs(limi[i].velocidade) &gt; 0.01) { // Valor mínimo para parar</text:p>
      <text:p text:style-name="P2"><text:s text:c="8"/>limi[i].velocidade *= 0.95; // Reduz gradualmente a velocidade</text:p>
      <text:p text:style-name="P2"><text:s text:c="8"/>limi[i].arraste += limi[i].velocidade * 16; // Multiplica pela estimativa de 16ms/frame</text:p>
      <text:p text:style-name="P2"><text:s text:c="2"/></text:p>
      <text:p text:style-name="P2"><text:s text:c="8"/>// Aplicar limites corretamente</text:p>
      <text:p text:style-name="P2"><text:s text:c="8"/>if (limi[i].arraste &lt; limi[i].limite) {</text:p>
      <text:p text:style-name="P2"><text:s text:c="10"/>limi[i].arraste = limi[i].limite;</text:p>
      <text:p text:style-name="P2"><text:s text:c="10"/>limi[i].velocidade = 0;</text:p>
      <text:p text:style-name="P2"><text:s text:c="8"/>}</text:p>
      <text:p text:style-name="P2"><text:s text:c="8"/>if (limi[i].arraste &gt; 0) {</text:p>
      <text:p text:style-name="P2"><text:s text:c="10"/>limi[i].arraste = 0;</text:p>
      <text:p text:style-name="P2"><text:s text:c="10"/>limi[i].velocidade = 0;</text:p>
      <text:p text:style-name="P2"><text:s text:c="8"/>}</text:p>
      <text:p text:style-name="P2"><text:s text:c="8"/>limi[i].div.style.transform = `translateX(${limi[i].arraste}px)`;</text:p>
      <text:p text:style-name="P2"><text:s text:c="8"/>limi[i].animacaoRolagem = requestAnimationFrame(desacelerar);</text:p>
      <text:p text:style-name="P2"><text:s text:c="2"/></text:p>
      <text:p text:style-name="P2"><text:s text:c="6"/>} else {</text:p>
      <text:p text:style-name="P2"><text:s text:c="8"/>limi[i].animacaoRolagem = null; // Finaliza a animação</text:p>
      <text:p text:style-name="P2"><text:s text:c="6"/>}</text:p>
      <text:p text:style-name="P2"><text:s text:c="4"/>};</text:p>
      <text:p text:style-name="P2"><text:soft-page-break/><text:s text:c="4"/>desacelerar();</text:p>
      <text:p text:style-name="P2"><text:s text:c="2"/>};</text:p>
      <text:p text:style-name="P2"/>
      <text:p text:style-name="P2">secoes.addEventListener('mousedown', iniciarArraste);</text:p>
      <text:p text:style-name="P2">secoes.addEventListener('mousemove', aoMover);</text:p>
      <text:p text:style-name="P2">secoes.addEventListener('mouseup', finalizarArraste);</text:p>
      <text:p text:style-name="P2">secoes.addEventListener('touchstart', iniciarArraste);</text:p>
      <text:p text:style-name="P2">secoes.addEventListener('touchmove', aoMover);</text:p>
      <text:p text:style-name="P2">secoes.addEventListener('touchend', finalizarArraste);</text:p>
      <text:p text:style-name="P2"/>
      <text:p text:style-name="P2">imgs_anun.addEventListener('mousedown', iniciarArraste);</text:p>
      <text:p text:style-name="P2">imgs_anun.addEventListener('mousemove', aoMover);</text:p>
      <text:p text:style-name="P2">imgs_anun.addEventListener('mouseup', finalizarArraste);</text:p>
      <text:p text:style-name="P2">imgs_anun.addEventListener('touchstart', iniciarArraste);</text:p>
      <text:p text:style-name="P2">imgs_anun.addEventListener('touchmove', aoMover);</text:p>
      <text:p text:style-name="P2">imgs_anun.addEventListener('touchend', finalizarArraste);</text:p>
      <text:p text:style-name="P2"/>
      <text:p text:style-name="Standard"/>
      <text:p text:style-name="P3">Melhorada por deepSeek</text:p>
      <text:p text:style-name="P4"/>
      <text:p text:style-name="P4">let limi = [ </text:p>
      <text:p text:style-name="P4"><text:s text:c="2"/>{ div: imgs_anun, arraste: meio, limite: fim_anun, toc_ini: 0, toc_ini2: 0, time_touch: 0, velocidade: 0, animacaoRolagem: null, arrastando: false },</text:p>
      <text:p text:style-name="P4"><text:s text:c="2"/>{ div: secoes, arraste: 0, limite: fim_sections, toc_ini: 0, toc_ini2: 0, time_touch: 0, velocidade: 0, animacaoRolagem: null, arrastando: false },</text:p>
      <text:p text:style-name="P4"><text:s text:c="2"/>{ div: promos, arraste: 0, limite: fim_promos, toc_ini: 0, toc_ini2: 0, time_touch: 0, velocidade: 0, animacaoRolagem: null, arrastando: false }</text:p>
      <text:p text:style-name="P4">];</text:p>
      <text:p text:style-name="P4"/>
      <text:p text:style-name="P4">// Início do arraste</text:p>
      <text:p text:style-name="P4">const iniciarArraste = (e, i) =&gt; {</text:p>
      <text:p text:style-name="P4"><text:s text:c="2"/>e.preventDefault();</text:p>
      <text:p text:style-name="P4"><text:s text:c="2"/>const posicaoX = e.touches ? e.touches[0].clientX : e.clientX;</text:p>
      <text:p text:style-name="P4"/>
      <text:p text:style-name="P4"><text:s text:c="2"/>limi[i].toc_ini = posicaoX - limi[i].arraste;</text:p>
      <text:p text:style-name="P4"><text:s text:c="2"/>limi[i].toc_ini2 = posicaoX;</text:p>
      <text:p text:style-name="P4"><text:s text:c="2"/>limi[i].time_touch = Date.now();</text:p>
      <text:p text:style-name="P4"><text:s text:c="2"/>limi[i].arrastando = true;</text:p>
      <text:p text:style-name="P4"><text:s text:c="2"/>if (limi[i].animacaoRolagem) {</text:p>
      <text:p text:style-name="P4"><text:s text:c="4"/>cancelAnimationFrame(limi[i].animacaoRolagem);</text:p>
      <text:p text:style-name="P4"><text:s text:c="4"/>limi[i].animacaoRolagem = null;</text:p>
      <text:p text:style-name="P4"><text:s text:c="2"/>}</text:p>
      <text:p text:style-name="P4">};</text:p>
      <text:p text:style-name="P4"/>
      <text:p text:style-name="P4">// Movimento do arraste</text:p>
      <text:p text:style-name="P4">const aoMover = (e, i) =&gt; {</text:p>
      <text:p text:style-name="P4"><text:s text:c="2"/>if (!limi[i].arrastando) return;</text:p>
      <text:p text:style-name="P4"><text:s text:c="2"/>if (window.innerWidth &gt;= 1375) return;</text:p>
      <text:p text:style-name="P4"/>
      <text:p text:style-name="P4"><text:s text:c="2"/>const posicaoX = e.touches ? e.touches[0].clientX : e.clientX;</text:p>
      <text:p text:style-name="P4"><text:s text:c="2"/>const tempoAtual = Date.now();</text:p>
      <text:p text:style-name="P4"/>
      <text:p text:style-name="P4"><text:soft-page-break/><text:s text:c="2"/>// Calcula a velocidade do movimento</text:p>
      <text:p text:style-name="P4"><text:s text:c="2"/>const tempoDecorrido = tempoAtual - limi[i].time_touch;</text:p>
      <text:p text:style-name="P4"><text:s text:c="2"/>if (tempoDecorrido &gt; 0) {</text:p>
      <text:p text:style-name="P4"><text:s text:c="4"/>limi[i].velocidade = (posicaoX - limi[i].toc_ini2) / tempoDecorrido; // px/ms</text:p>
      <text:p text:style-name="P4"><text:s text:c="2"/>}</text:p>
      <text:p text:style-name="P4"/>
      <text:p text:style-name="P4"><text:s text:c="2"/>limi[i].toc_ini2 = posicaoX;</text:p>
      <text:p text:style-name="P4"><text:s text:c="2"/>limi[i].time_touch = tempoAtual;</text:p>
      <text:p text:style-name="P4"><text:s text:c="2"/>limi[i].arraste = posicaoX - limi[i].toc_ini;</text:p>
      <text:p text:style-name="P4"/>
      <text:p text:style-name="P4"><text:s text:c="2"/>// Aplicar limites corretamente</text:p>
      <text:p text:style-name="P4"><text:s text:c="2"/>aplicarLimites(i);</text:p>
      <text:p text:style-name="P4"><text:s text:c="2"/>limi[i].div.style.transform = `translateX(${limi[i].arraste}px)`;</text:p>
      <text:p text:style-name="P4">};</text:p>
      <text:p text:style-name="P4"/>
      <text:p text:style-name="P4">// Finalizar arraste e iniciar desaceleração</text:p>
      <text:p text:style-name="P4">const finalizarArraste = (e, i) =&gt; {</text:p>
      <text:p text:style-name="P4"><text:s text:c="2"/>if (!limi[i].arrastando) return;</text:p>
      <text:p text:style-name="P4"><text:s text:c="2"/>limi[i].arrastando = false;</text:p>
      <text:p text:style-name="P4"/>
      <text:p text:style-name="P4"><text:s text:c="2"/>const desacelerar = () =&gt; {</text:p>
      <text:p text:style-name="P4"><text:s text:c="4"/>if (Math.abs(limi[i].velocidade) &gt; 0.01) { // Valor mínimo para parar</text:p>
      <text:p text:style-name="P4"><text:s text:c="6"/>limi[i].velocidade *= 0.95; // Reduz gradualmente a velocidade</text:p>
      <text:p text:style-name="P4"><text:s text:c="6"/>limi[i].arraste += limi[i].velocidade * 16; // Multiplica pela estimativa de 16ms/frame</text:p>
      <text:p text:style-name="P4"/>
      <text:p text:style-name="P4"><text:s text:c="6"/>// Aplicar limites corretamente</text:p>
      <text:p text:style-name="P4"><text:s text:c="6"/>aplicarLimites(i);</text:p>
      <text:p text:style-name="P4"><text:s text:c="6"/>limi[i].div.style.transform = `translateX(${limi[i].arraste}px)`;</text:p>
      <text:p text:style-name="P4"><text:s text:c="6"/>limi[i].animacaoRolagem = requestAnimationFrame(desacelerar);</text:p>
      <text:p text:style-name="P4"><text:s text:c="4"/>} else {</text:p>
      <text:p text:style-name="P4"><text:s text:c="6"/>limi[i].animacaoRolagem = null; // Finaliza a animação</text:p>
      <text:p text:style-name="P4"><text:s text:c="4"/>}</text:p>
      <text:p text:style-name="P4"><text:s text:c="2"/>};</text:p>
      <text:p text:style-name="P4"><text:s text:c="2"/>desacelerar();</text:p>
      <text:p text:style-name="P4">};</text:p>
      <text:p text:style-name="P4"/>
      <text:p text:style-name="P4">// Função auxiliar para aplicar limites</text:p>
      <text:p text:style-name="P4">const aplicarLimites = (i) =&gt; {</text:p>
      <text:p text:style-name="P4"><text:s text:c="2"/>if (limi[i].arraste &lt; limi[i].limite) {</text:p>
      <text:p text:style-name="P4"><text:s text:c="4"/>limi[i].arraste = limi[i].limite;</text:p>
      <text:p text:style-name="P4"><text:s text:c="4"/>limi[i].velocidade = 0;</text:p>
      <text:p text:style-name="P4"><text:s text:c="2"/>}</text:p>
      <text:p text:style-name="P4"><text:s text:c="2"/>if (limi[i].arraste &gt; 0) {</text:p>
      <text:p text:style-name="P4"><text:s text:c="4"/>limi[i].arraste = 0;</text:p>
      <text:p text:style-name="P4"><text:s text:c="4"/>limi[i].velocidade = 0;</text:p>
      <text:p text:style-name="P4"><text:s text:c="2"/>}</text:p>
      <text:p text:style-name="P4">};</text:p>
      <text:p text:style-name="P4"/>
      <text:p text:style-name="P4">// Adiciona event listeners com o índice</text:p>
      <text:p text:style-name="P4">limi.forEach((el, index) =&gt; {</text:p>
      <text:p text:style-name="P4"><text:s text:c="2"/>el.div.addEventListener('touchstart', (e) =&gt; iniciarArraste(e, index));</text:p>
      <text:p text:style-name="P4"><text:s text:c="2"/>el.div.addEventListener('mousedown', (e) =&gt; iniciarArraste(e, index));</text:p>
      <text:p text:style-name="P4"><text:soft-page-break/><text:s text:c="2"/>el.div.addEventListener('touchmove', (e) =&gt; aoMover(e, index));</text:p>
      <text:p text:style-name="P4"><text:s text:c="2"/>el.div.addEventListener('mousemove', (e) =&gt; aoMover(e, index));</text:p>
      <text:p text:style-name="P4"><text:s text:c="2"/>el.div.addEventListener('touchend', (e) =&gt; finalizarArraste(e, index));</text:p>
      <text:p text:style-name="P4"><text:s text:c="2"/>el.div.addEventListener('mouseup', (e) =&gt; finalizarArraste(e, index));</text:p>
      <text:p text:style-name="P4">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4T10:56:17.390000000</meta:creation-date>
    <dc:date>2025-03-04T12:54:20.791000000</dc:date>
    <meta:editing-duration>PT34M42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7" meta:paragraph-count="269" meta:word-count="1177" meta:character-count="10975" meta:non-whitespace-character-count="9235"/>
  </office:meta>
</office:document-meta>
</file>